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6cm" fo:margin-left="0cm" table:align="left" style:shadow="none" style:may-break-between-rows="true" table:border-model="collapsing"/>
    </style:style>
    <style:style style:name="Table1.A" style:family="table-column">
      <style:table-column-properties style:column-width="2.298cm"/>
    </style:style>
    <style:style style:name="Table1.B" style:family="table-column">
      <style:table-column-properties style:column-width="2.806cm"/>
    </style:style>
    <style:style style:name="Table1.C" style:family="table-column">
      <style:table-column-properties style:column-width="1.693cm"/>
    </style:style>
    <style:style style:name="Table1.E" style:family="table-column">
      <style:table-column-properties style:column-width="3.313cm"/>
    </style:style>
    <style:style style:name="Table1.F" style:family="table-column">
      <style:table-column-properties style:column-width="2.783cm"/>
    </style:style>
    <style:style style:name="Table1.G" style:family="table-column">
      <style:table-column-properties style:column-width="1.813cm"/>
    </style:style>
    <style:style style:name="Table1.1" style:family="table-row">
      <style:table-row-properties style:min-row-height="0.499cm"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501cm" fo:keep-together="auto"/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G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7" style:family="table-row">
      <style:table-row-properties fo:keep-together="auto"/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7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47e89"/>
    </style:style>
    <style:style style:name="P2" style:family="paragraph" style:parent-style-name="Standard">
      <style:text-properties officeooo:rsid="00147e89" officeooo:paragraph-rsid="00147e89"/>
    </style:style>
    <style:style style:name="P3" style:family="paragraph" style:parent-style-name="Standard">
      <style:text-properties officeooo:rsid="0016055b" officeooo:paragraph-rsid="0016055b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00" officeooo:paragraph-rsid="000b9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65b" officeooo:paragraph-rsid="000d86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c55" officeooo:paragraph-rsid="000d8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75f" officeooo:paragraph-rsid="000ed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9a6" officeooo:paragraph-rsid="0010e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3c7" officeooo:paragraph-rsid="001463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52" officeooo:paragraph-rsid="0014b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55b" officeooo:paragraph-rsid="00160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9a6" officeooo:paragraph-rsid="0010e9a6" fo:background-color="#ff8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c55" officeooo:paragraph-rsid="000d8c55" fo:background-color="#e8f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9a6" officeooo:paragraph-rsid="0010e9a6" fo:background-color="#ffb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3c7" officeooo:paragraph-rsid="001463c7" fo:background-color="#77bc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e00" officeooo:paragraph-rsid="000b9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9e00" officeooo:paragraph-rsid="000b9e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9e00" officeooo:paragraph-rsid="000b9e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d75f" officeooo:paragraph-rsid="000ed7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font-weight="bold" officeooo:paragraph-rsid="000ed75f" style:font-weight-asian="bold" style:font-weight-complex="bold"/>
    </style:style>
    <style:style style:name="P22" style:family="paragraph" style:parent-style-name="Text_20_body" style:master-page-name="">
      <style:paragraph-properties style:page-number="auto"/>
    </style:style>
    <style:style style:name="T1" style:family="text">
      <style:text-properties officeooo:rsid="000cb0b2"/>
    </style:style>
    <style:style style:name="T2" style:family="text">
      <style:text-properties officeooo:rsid="000d865b"/>
    </style:style>
    <style:style style:name="T3" style:family="text">
      <style:text-properties officeooo:rsid="000ed75f"/>
    </style:style>
    <style:style style:name="T4" style:family="text">
      <style:text-properties officeooo:rsid="000fffe7"/>
    </style:style>
    <style:style style:name="T5" style:family="text">
      <style:text-properties officeooo:rsid="0012cd86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12cd86" style:font-size-asian="12pt" style:font-style-asian="normal" style:font-size-complex="12pt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0ed75f" style:font-size-asian="12pt" style:font-style-asian="normal" style:font-size-complex="12pt" style:font-style-complex="normal" style:text-overline-style="none" style:text-overline-color="font-color"/>
    </style:style>
    <style:style style:name="T8" style:family="text">
      <style:text-properties officeooo:rsid="00147e8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7e89" style:font-weight-asian="bold" style:font-weight-complex="bold"/>
    </style:style>
    <style:style style:name="T11" style:family="text">
      <style:text-properties style:text-position="super 58%" officeooo:rsid="00147e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2" office:value-type="string">
            <text:p text:style-name="P19"/>
            <text:p text:style-name="P19">Model</text:p>
          </table:table-cell>
          <table:table-cell table:style-name="Table1.A1" table:number-rows-spanned="2" office:value-type="string">
            <text:p text:style-name="P19">Pre-training</text:p>
            <text:p text:style-name="P20">(Dataset size +</text:p>
            <text:p text:style-name="P21"><text:span text:style-name="T6">#Parameters</text:span><text:span text:style-name="T7">)</text:span></text:p>
            <text:p text:style-name="P17"/>
          </table:table-cell>
          <table:table-cell table:style-name="Table1.A1" table:number-columns-spanned="4" office:value-type="string">
            <text:p text:style-name="P19">Accuracy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19"/>
            <text:p text:style-name="P19">P.D</text:p>
            <text:p text:style-name="P17"/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9"/>
            <text:p text:style-name="P19">Books</text:p>
          </table:table-cell>
          <table:table-cell table:style-name="Table1.D2" office:value-type="string">
            <text:p text:style-name="P19"/>
            <text:p text:style-name="P19">Books-Dvd</text:p>
          </table:table-cell>
          <table:table-cell table:style-name="Table1.E2" office:value-type="string">
            <text:p text:style-name="P19"/>
            <text:p text:style-name="P19">Books-Electronics</text:p>
          </table:table-cell>
          <table:table-cell table:style-name="Table1.B2" office:value-type="float" office:value="0">
            <text:p text:style-name="P18"/>
            <text:p text:style-name="P18">Books-Kitchen</text:p>
            <text:p text:style-name="P17"/>
          </table:table-cell>
          <table:covered-table-cell/>
        </table:table-row>
        <table:table-row table:style-name="Table1.3">
          <table:table-cell table:style-name="Table1.A2" office:value-type="string">
            <text:p text:style-name="P4">BERT</text:p>
          </table:table-cell>
          <table:table-cell table:style-name="Table1.B2" office:value-type="float" office:value="0">
            <text:p text:style-name="P6"><text:s/><text:span text:style-name="T2">13GB+</text:span><text:span text:style-name="T1">109M</text:span></text:p>
          </table:table-cell>
          <table:table-cell table:style-name="Table1.B2" office:value-type="float" office:value="89">
            <text:p text:style-name="P4">89</text:p>
          </table:table-cell>
          <table:table-cell table:style-name="Table1.B2" office:value-type="float" office:value="85">
            <text:p text:style-name="P4">85</text:p>
          </table:table-cell>
          <table:table-cell table:style-name="Table1.B2" office:value-type="float" office:value="82">
            <text:p text:style-name="P4">82</text:p>
          </table:table-cell>
          <table:table-cell table:style-name="Table1.B2" office:value-type="float" office:value="86">
            <text:p text:style-name="P4">86</text:p>
          </table:table-cell>
          <table:table-cell table:style-name="Table1.B2" office:value-type="float" office:value="0">
            <text:p text:style-name="P4">4.6</text:p>
            <text:p text:style-name="P4"/>
          </table:table-cell>
        </table:table-row>
        <table:table-row table:style-name="Table1.4">
          <table:table-cell table:style-name="Table1.A2" office:value-type="string">
            <text:p text:style-name="P5">DistilBERT</text:p>
          </table:table-cell>
          <table:table-cell table:style-name="Table1.B2" office:value-type="float" office:value="0">
            <text:p text:style-name="P5">13GB+66M</text:p>
            <text:p text:style-name="P6"/>
          </table:table-cell>
          <table:table-cell table:style-name="Table1.B2" office:value-type="float" office:value="87">
            <text:p text:style-name="P7">87</text:p>
          </table:table-cell>
          <table:table-cell table:style-name="Table1.B2" office:value-type="float" office:value="84">
            <text:p text:style-name="P7">84</text:p>
          </table:table-cell>
          <table:table-cell table:style-name="Table1.B2" office:value-type="float" office:value="80">
            <text:p text:style-name="P7">80</text:p>
          </table:table-cell>
          <table:table-cell table:style-name="Table1.B2" office:value-type="float" office:value="86">
            <text:p text:style-name="P7">86</text:p>
          </table:table-cell>
          <table:table-cell table:style-name="Table1.B2" office:value-type="float" office:value="3.6">
            <text:p text:style-name="P14">3.6</text:p>
          </table:table-cell>
        </table:table-row>
        <table:table-row table:style-name="Table1.5">
          <table:table-cell table:style-name="Table1.A2" office:value-type="string">
            <text:p text:style-name="P7">ALBERT</text:p>
          </table:table-cell>
          <table:table-cell table:style-name="Table1.B5" office:value-type="string">
            <text:p text:style-name="P7">16GB+<text:span text:style-name="T3">11M</text:span></text:p>
          </table:table-cell>
          <table:table-cell table:style-name="Table1.B2" office:value-type="float" office:value="91">
            <text:p text:style-name="P9">91</text:p>
          </table:table-cell>
          <table:table-cell table:style-name="Table1.B2" office:value-type="float" office:value="86">
            <text:p text:style-name="P9">86</text:p>
          </table:table-cell>
          <table:table-cell table:style-name="Table1.B2" office:value-type="float" office:value="83">
            <text:p text:style-name="P9">83</text:p>
          </table:table-cell>
          <table:table-cell table:style-name="Table1.B2" office:value-type="float" office:value="84">
            <text:p text:style-name="P9">84</text:p>
          </table:table-cell>
          <table:table-cell table:style-name="Table1.G5" office:value-type="string">
            <text:p text:style-name="P15">6.6</text:p>
            <text:p text:style-name="P13"/>
          </table:table-cell>
        </table:table-row>
        <table:table-row table:style-name="Table1.6">
          <table:table-cell table:style-name="Table1.A2" office:value-type="string">
            <text:p text:style-name="P8">RoBERTa</text:p>
          </table:table-cell>
          <table:table-cell table:style-name="Table1.B6" office:value-type="string">
            <text:p text:style-name="P7">1<text:span text:style-name="T3">60</text:span>GB+<text:span text:style-name="T5">124M</text:span></text:p>
          </table:table-cell>
          <table:table-cell table:style-name="Table1.B2" office:value-type="float" office:value="89">
            <text:p text:style-name="P10">89</text:p>
          </table:table-cell>
          <table:table-cell table:style-name="Table1.B2" office:value-type="float" office:value="87">
            <text:p text:style-name="P10">87</text:p>
          </table:table-cell>
          <table:table-cell table:style-name="Table1.B2" office:value-type="float" office:value="85">
            <text:p text:style-name="P10">85</text:p>
          </table:table-cell>
          <table:table-cell table:style-name="Table1.B2" office:value-type="float" office:value="88">
            <text:p text:style-name="P10">88</text:p>
          </table:table-cell>
          <table:table-cell table:style-name="Table1.G6" office:value-type="string">
            <text:p text:style-name="P16">2.3</text:p>
            <text:p text:style-name="P10"/>
          </table:table-cell>
        </table:table-row>
        <table:table-row table:style-name="Table1.7">
          <table:table-cell table:style-name="Table1.A7" office:value-type="string">
            <text:p text:style-name="P8">XLNet</text:p>
          </table:table-cell>
          <table:table-cell table:style-name="Table1.B7" office:value-type="string">
            <text:p text:style-name="P7">1<text:span text:style-name="T3">26</text:span>GB+<text:span text:style-name="T8">116M</text:span></text:p>
          </table:table-cell>
          <table:table-cell table:style-name="Table1.C7" office:value-type="float" office:value="91">
            <text:p text:style-name="P11">91</text:p>
          </table:table-cell>
          <table:table-cell table:style-name="Table1.C7" office:value-type="float" office:value="86">
            <text:p text:style-name="P11">86</text:p>
          </table:table-cell>
          <table:table-cell table:style-name="Table1.C7" office:value-type="float" office:value="83">
            <text:p text:style-name="P12">83</text:p>
          </table:table-cell>
          <table:table-cell table:style-name="Table1.C7" office:value-type="float" office:value="87">
            <text:p text:style-name="P12">87</text:p>
          </table:table-cell>
          <table:table-cell table:style-name="Table1.G7" office:value-type="string">
            <text:p text:style-name="P12">5.6</text:p>
            <text:p text:style-name="P6"/>
          </table:table-cell>
        </table:table-row>
      </table:table>
      <text:p text:style-name="Standard"/>
      <text:p text:style-name="P3"><text:span text:style-name="T9">P.D:</text:span> Avg <text:span text:style-name="T9">Performance Drop</text:span> across 3 different target domains. </text:p>
      <text:p text:style-name="P3"><text:span text:style-name="T9">Books-X:</text:span> Model was trained on Books source domain and tested on X target domai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"><text:span text:style-name="T10">Table:</text:span><text:span text:style-name="T8"> The avg </text:span><text:span text:style-name="T10">P.D (Performance Drop )</text:span><text:span text:style-name="T4"> </text:span><text:span text:style-name="T8">across the different target domains is smallest for RoBERTa which may be due to the large amount of data it was pretrained on. Surprisingly DistilBERT stands at 2</text:span><text:span text:style-name="T11">nd</text:span><text:span text:style-name="T8"> in terms of robustness (performance drop) which means distillition do not leads to loss in robustness, but parameters sharing (ALBERT) does not make representation models robust. </text:span><text:span text:style-name="T10">Books-X ( model was trained on Books source domain and tested on X target domain)</text:span><text:span text:style-name="T8"> </text:span></text:p>
      <text:p text:style-name="P1"/>
      <text:p text:style-name="P1"/>
      <text:p text:style-name="P1"/>
      <text:p text:style-name="P2">DistilBERT was fastest to trian followed by BERT and ALBERT, RoBERTA was slowest BERTx among used model to finetune and XLNet for slowest among 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05:45:25.208125717</meta:creation-date>
    <dc:date>2020-11-28T08:45:49.557970519</dc:date>
    <meta:editing-duration>PT17M59S</meta:editing-duration>
    <meta:editing-cycles>1</meta:editing-cycles>
    <meta:document-statistic meta:table-count="1" meta:image-count="0" meta:object-count="0" meta:page-count="2" meta:paragraph-count="49" meta:word-count="171" meta:character-count="985" meta:non-whitespace-character-count="860"/>
    <meta:generator>LibreOffice/6.4.6.2$Linux_X86_64 LibreOffice_project/40$Build-2</meta:generator>
  </office:meta>
</office:document-meta>
</file>